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1.359cm" fo:break-before="auto" style:use-optimal-row-height="true"/>
    </style:style>
    <style:style style:name="ro3" style:family="table-row">
      <style:table-row-properties style:row-height="8.654cm" fo:break-before="auto" style:use-optimal-row-height="true"/>
    </style:style>
    <style:style style:name="ro4" style:family="table-row">
      <style:table-row-properties style:row-height="10.278cm" fo:break-before="auto" style:use-optimal-row-height="true"/>
    </style:style>
    <style:style style:name="ro5" style:family="table-row">
      <style:table-row-properties style:row-height="8.114cm" fo:break-before="auto" style:use-optimal-row-height="true"/>
    </style:style>
    <style:style style:name="ro6" style:family="table-row">
      <style:table-row-properties style:row-height="11.901cm" fo:break-before="auto" style:use-optimal-row-height="true"/>
    </style:style>
    <style:style style:name="ro7" style:family="table-row">
      <style:table-row-properties style:row-height="7.03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4.605cm" fo:break-before="auto" style:use-optimal-row-height="true"/>
    </style:style>
    <style:style style:name="ro10" style:family="table-row">
      <style:table-row-properties style:row-height="10.818cm" fo:break-before="auto" style:use-optimal-row-height="true"/>
    </style:style>
    <style:style style:name="ro11" style:family="table-row">
      <style:table-row-properties style:row-height="12.982cm" fo:break-before="auto" style:use-optimal-row-height="true"/>
    </style:style>
    <style:style style:name="ro12" style:family="table-row">
      <style:table-row-properties style:row-height="4.868cm" fo:break-before="auto" style:use-optimal-row-height="true"/>
    </style:style>
    <style:style style:name="ro13" style:family="table-row">
      <style:table-row-properties style:row-height="3.246cm" fo:break-before="auto" style:use-optimal-row-height="true"/>
    </style:style>
    <style:style style:name="ro14" style:family="table-row">
      <style:table-row-properties style:row-height="3.785cm" fo:break-before="auto" style:use-optimal-row-height="true"/>
    </style:style>
    <style:style style:name="ro15" style:family="table-row">
      <style:table-row-properties style:row-height="5.408cm" fo:break-before="auto" style:use-optimal-row-height="true"/>
    </style:style>
    <style:style style:name="ro16" style:family="table-row">
      <style:table-row-properties style:row-height="4.3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</table:table-row>
        <table:table-row table:style-name="ro2">
          <table:table-cell/>
          <table:table-cell office:value-type="string" calcext:value-type="string">
            <text:p>udiskie/prompt.py:226</text:p>
          </table:table-cell>
          <table:table-cell office:value-type="string" calcext:value-type="string">
            <text:p>subprocess.Popen(argv + [path])</text:p>
          </table:table-cell>
          <table:table-cell office:value-type="string" calcext:value-type="string">
            <text:p>Argument Injection. Переменная path (путь монтирования) передается как аргумент программе-браузеру (например, xdg-open). Если точка монтирования начинается с дефиса (например, /media/user/-v), она может быть интерпретирована как флаг, а не путь, что приведет к непредсказуемому поведению.</text:p>
          </table:table-cell>
          <table:table-cell office:value-type="string" calcext:value-type="string">
            <text:p>CWE-88: Improper Neutralization of Argument Delimiters in a Command ('Argument Injection')</text:p>
          </table:table-cell>
          <table:table-cell office:value-type="string" calcext:value-type="string">
            <text:p>Использовать разделитель аргументов --, если вызываемая программа его поддерживает: argv + ['--', path]. Либо проверять путь и приводить его к абсолютному виду, не начинающемуся с -.</text:p>
          </table:table-cell>
        </table:table-row>
        <table:table-row table:style-name="ro3">
          <table:table-cell/>
          <table:table-cell office:value-type="string" calcext:value-type="string">
            <text:p>udiskie/prompt.py:184</text:p>
          </table:table-cell>
          <table:table-cell office:value-type="string" calcext:value-type="string">
            <text:p>argv = [arg.format(**attrs) for arg in self.argv]</text:p>
          </table:table-cell>
          <table:table-cell office:value-type="string" calcext:value-type="string">
            <text:p>Argument Injection. Данные устройства (метки, UUID, пути), подставляемые в шаблон команды через .format(), не санируются. Если ui_label или другой атрибут начинается с -, он будет воспринят вызываемой утилитой (например, zenity) как опция.</text:p>
          </table:table-cell>
          <table:table-cell office:value-type="string" calcext:value-type="string">
            <text:p>CWE-88: Improper Neutralization of Argument Delimiters</text:p>
          </table:table-cell>
          <table:table-cell office:value-type="string" calcext:value-type="string">
            <text:p>Санировать подставляемые атрибуты. Перед подстановкой проверять, начинается ли значение с -, и экранировать его (например, добавляя ./ для путей или используя -- в структуре команды).</text:p>
          </table:table-cell>
        </table:table-row>
        <table:table-row table:style-name="ro4">
          <table:table-cell/>
          <table:table-cell office:value-type="string" calcext:value-type="string">
            <text:p>udiskie/mount.py:170</text:p>
          </table:table-cell>
          <table:table-cell office:value-type="string" calcext:value-type="string">
            <text:p>password = await self._prompt(device, options)</text:p>
          </table:table-cell>
          <table:table-cell office:value-type="string" calcext:value-type="string">
            <text:p>Cleartext Storage in Memory. Пароль для LUKS возвращается и хранится в виде обычной Python-строки (str или bytes), которая является неизменяемой. Сборщик мусора Python не гарантирует немедленное удаление строки, и пароль может оставаться в дампе памяти (swap/core dump).</text:p>
          </table:table-cell>
          <table:table-cell office:value-type="string" calcext:value-type="string">
            <text:p>CWE-316: Cleartext Storage of Sensitive Information in Memory</text:p>
          </table:table-cell>
          <table:table-cell office:value-type="string" calcext:value-type="string">
            <text:p>В Python сложно полностью избежать этого. Рекомендуется использовать bytearray и перезаписывать его нулями (b'\x00' * len) сразу после использования, хотя копирование строк при передаче в DBus все равно произойдет. Рассмотреть использование mlock для предотвращения свопинга.</text:p>
          </table:table-cell>
        </table:table-row>
        <table:table-row table:style-name="ro5">
          <table:table-cell/>
          <table:table-cell office:value-type="string" calcext:value-type="string">
            <text:p>udiskie/prompt.py:205</text:p>
          </table:table-cell>
          <table:table-cell office:value-type="string" calcext:value-type="string">
            <text:p>argv = shlex.split(browser_name)</text:p>
          </table:table-cell>
          <table:table-cell office:value-type="string" calcext:value-type="string">
            <text:p>Uncontrolled Search Path Element. Если browser_name (из конфига) не содержит полного пути, поиск исполняемого файла будет зависеть от переменной PATH. Злоумышленник с доступом к среде может подменить стандартную утилиту.</text:p>
          </table:table-cell>
          <table:table-cell office:value-type="string" calcext:value-type="string">
            <text:p>CWE-427: Uncontrolled Search Path Element</text:p>
          </table:table-cell>
          <table:table-cell office:value-type="string" calcext:value-type="string">
            <text:p>Использовать shutil.which для разрешения полного пути к исполняемому файлу перед вызовом, либо требовать полные пути в конфигурации.</text:p>
          </table:table-cell>
        </table:table-row>
        <table:table-row table:style-name="ro3">
          <table:table-cell/>
          <table:table-cell office:value-type="string" calcext:value-type="string">
            <text:p>udiskie/cli.py:726</text:p>
          </table:table-cell>
          <table:table-cell office:value-type="string" calcext:value-type="string">
            <text:p>return output.format_map(view)</text:p>
          </table:table-cell>
          <table:table-cell office:value-type="string" calcext:value-type="string">
            <text:p>Improper Input Handling. Использование format_map с форматом, задаваемым пользователем (--output), может привести к ошибкам доступа к атрибутам или DoS, если формат слишком сложен, хотя риск RCE минимален в отличие от eval.</text:p>
          </table:table-cell>
          <table:table-cell office:value-type="string" calcext:value-type="string">
            <text:p>CWE-1336: Improper Neutralization of Special Elements Used in a Template Engine</text:p>
          </table:table-cell>
          <table:table-cell office:value-type="string" calcext:value-type="string">
            <text:p>Ограничить набор доступных ключей в view и обернуть вызов в блок try-except для обработки KeyError и ValueError, чтобы избежать падения демона при некорректном вводе.</text:p>
          </table:table-cell>
        </table:table-row>
        <table:table-row table:style-name="ro6">
          <table:table-cell/>
          <table:table-cell office:value-type="string" calcext:value-type="string">
            <text:p>udiskie/config.py:325</text:p>
          </table:table-cell>
          <table:table-cell office:value-type="string" calcext:value-type="string">
            <text:p>os.path.expandvars(keyfile)</text:p>
          </table:table-cell>
          <table:table-cell office:value-type="string" calcext:value-type="string">
            <text:p>Information Exposure. Раскрытие переменных окружения в пути к ключевому файлу. Если переменная окружения контролируется злоумышленником, это может привести к чтению произвольных файлов (если приложение запускается с повышенными привилегиями, что для udiskie нетипично, но возможно).</text:p>
          </table:table-cell>
          <table:table-cell office:value-type="string" calcext:value-type="string">
            <text:p>CWE-200: Exposure of Sensitive Information</text:p>
          </table:table-cell>
          <table:table-cell office:value-type="string" calcext:value-type="string">
            <text:p>Быть осторожным при использовании переменных окружения в путях к секретам. Убедиться, что процесс выполняется в чистом окружении.</text:p>
          </table:table-cell>
        </table:table-row>
        <table:table-row table:style-name="ro2">
          <table:table-cell/>
          <table:table-cell office:value-type="string" calcext:value-type="string">
            <text:p>udiskie/config.py:16</text:p>
          </table:table-cell>
          <table:table-cell office:value-type="string" calcext:value-type="string">
            <text:p>match_config(...)</text:p>
          </table:table-cell>
          <table:table-cell office:value-type="string" calcext:value-type="string">
            <text:p>Logic Flaw / Complexity. Логика сопоставления устройств с конфигурацией (match_value) использует рекурсивное сопоставление и fnmatch. Сложные паттерны или глубокая вложенность конфига могут замедлить проверку каждого устройства (ReDoS или алгоритмическая сложность).</text:p>
          </table:table-cell>
          <table:table-cell office:value-type="string" calcext:value-type="string">
            <text:p>Эвристика AI: Algorithmic Complexity</text:p>
          </table:table-cell>
          <table:table-cell office:value-type="string" calcext:value-type="string">
            <text:p>Провести профилирование функции match_config на большом количестве правил. Ограничить глубину рекурсии или сложность паттернов wildcard.</text:p>
          </table:table-cell>
        </table:table-row>
        <table:table-row table:style-name="ro7">
          <table:table-cell/>
          <table:table-cell office:value-type="string" calcext:value-type="string">
            <text:p>udiskie/prompt.py:222</text:p>
          </table:table-cell>
          <table:table-cell office:value-type="string" calcext:value-type="string">
            <text:p>executable = which(argv[0])</text:p>
          </table:table-cell>
          <table:table-cell office:value-type="string" calcext:value-type="string">
            <text:p>TOCTOU / Race Condition. Проверка наличия файла (which) выполняется отдельно от его запуска (subprocess.Popen). Файл может быть изменен или удален между этими двумя операциями.</text:p>
          </table:table-cell>
          <table:table-cell office:value-type="string" calcext:value-type="string">
            <text:p>CWE-367: Time-of-check Time-of-use (TOCTOU) Race Condition</text:p>
          </table:table-cell>
          <table:table-cell office:value-type="string" calcext:value-type="string">
            <text:p>Не полагаться на проверку which как на гарантию безопасности. Обрабатывать OSError непосредственно при вызове Popen.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</table:table-row>
        <table:table-row table:style-name="ro9">
          <table:table-cell/>
          <table:table-cell office:value-type="string" calcext:value-type="string">
            <text:p>udiskie/prompt.py:~180</text:p>
          </table:table-cell>
          <table:table-cell office:value-type="string" calcext:value-type="string">
            <text:p>class DeviceCommand: ... argv = [arg.format(**attrs) for arg in self.argv] ... stdout = await exec_subprocess(argv, self.capture)</text:p>
          </table:table-cell>
          <table:table-cell office:value-type="string" calcext:value-type="string">
            <text:p>Исполнение внешних программ с аргументами, полностью формируемыми из шаблона (command template) из конфигурации/CLI. Хотя используется список аргументов (no shell), приложение запускает произвольные бинарники/скрипты, заданные пользователем/конфигом — это функционал, но даёт возможность выполнить произвольный код/команду в контексте пользователя (отсюда — высокориск).</text:p>
          </table:table-cell>
          <table:table-cell office:value-type="string" calcext:value-type="string">
            <text:p>CWE-78 (OS Command Injection) — Dangerous execution of user-controlled commands. Также: Unsafe external command execution (Heuristic AI).</text:p>
          </table:table-cell>
          <table:table-cell office:value-type="string" calcext:value-type="string">
            <text:p>Ограничить набор выполняемых команд или валидировать/валидировать путь к исполняемому файлу: ● использовать whitelist допустимых бинарников или требовать абсолютный путь и проверять os.path.isabs() + os.access(executable, X_OK). ● Не позволять выполнять команды из непроверенных источников; если команда конфигурируемая — документировать риск. ● Запускать процессы с минимальными привилегиями (drop privileges, ограниченный environment), при возможности использовать sandbox (e.g. systemd-run, containers). ● Явно документировать потенциальный риск для пользователей.</text:p>
          </table:table-cell>
        </table:table-row>
        <table:table-row table:style-name="ro10">
          <table:table-cell/>
          <table:table-cell office:value-type="string" calcext:value-type="string">
            <text:p>udiskie/cli.py / connect_event_hook (использует DeviceCommand)</text:p>
          </table:table-cell>
          <table:table-cell office:value-type="string" calcext:value-type="string">
            <text:p>if options['event_hook']: self.connect_event_hook(options['event_hook']) → connect_event_hook(command_format, mounter) вызывает DeviceCommand(command_format, ...)</text:p>
          </table:table-cell>
          <table:table-cell office:value-type="string" calcext:value-type="string">
            <text:p>Опция --event-hook / конфиг event_hook позволяет пользователю/администратору задать команду, которая будет запускаться на событиях. При цепочке: конфиг → DeviceCommand → exec_subprocess это может привести к непреднамерённому выполнению кода/скриптов (особенно если конфиг редактируется внешними инструментами).</text:p>
          </table:table-cell>
          <table:table-cell office:value-type="string" calcext:value-type="string">
            <text:p>CWE-78 (OS Command Injection) / Heuristic AI — опасное выполнение команд из конфигурации</text:p>
          </table:table-cell>
          <table:table-cell office:value-type="string" calcext:value-type="string">
            <text:p>● По возможности выключать (или требовать явного включения) автоматическое выполнение команд из конфига. ● Для команд-обработчиков: проверять/очищать форматные поля и/или использовать безопасные механизмы передачи данных (например, передавать параметры через stdin или env вместо включения в argv шаблона). ● Логи и предупреждения: явно логировать какую команду/шаблон собираются выполнить и просить подтверждение при установке/изменении.</text:p>
          </table:table-cell>
        </table:table-row>
        <table:table-row table:style-name="ro4">
          <table:table-cell/>
          <table:table-cell office:value-type="string" calcext:value-type="string">
            <text:p>udiskie/prompt.py:~120 (browser function)</text:p>
          </table:table-cell>
          <table:table-cell office:value-type="string" calcext:value-type="string">
            <text:p>argv = shlex.split(browser_name) ... def browse(path): return subprocess.Popen(argv + [path])</text:p>
          </table:table-cell>
          <table:table-cell office:value-type="string" calcext:value-type="string">
            <text:p>file_manager / --file-manager опция принимает строку, превращает в argv и запускает с произвольным аргументом (путь к директории). Если file_manager контролируется конфигом — возможен запуск произвольного бинарника (функционально ожидаемо, но риск: конфиг модифицирует злоумышленник).</text:p>
          </table:table-cell>
          <table:table-cell office:value-type="string" calcext:value-type="string">
            <text:p>CWE-78 (OS Command Injection) — запуск произвольного исполняемого файла из конфигурации</text:p>
          </table:table-cell>
          <table:table-cell office:value-type="string" calcext:value-type="string">
            <text:p>● Как и для DeviceCommand: валидировать/ограничивать список программ (whitelist) или требовать абсолютные пути. ● Проверять which(argv[0]) (уже делается) — дополнительно проверять совпадение с ожидаемым набором (например: xdg-open, nautilus и т.п.). ● Документировать риск и рекомендацию по безопасности для администраторов.</text:p>
          </table:table-cell>
        </table:table-row>
        <table:table-row table:style-name="ro2">
          <table:table-cell/>
          <table:table-cell office:value-type="string" calcext:value-type="string">
            <text:p>udiskie/config.py:~40 (DeviceFilter.__init__, ключ keyfile)</text:p>
          </table:table-cell>
          <table:table-cell office:value-type="string" calcext:value-type="string">
            <text:p>keyfile = match.pop('keyfile') keyfile = os.path.expandvars(keyfile) keyfile = os.path.expanduser(keyfile) self._values['keyfile'] = keyfile</text:p>
          </table:table-cell>
          <table:table-cell office:value-type="string" calcext:value-type="string">
            <text:p>Значение keyfile в конфигурации разворачивается напрямую (env vars + ~), и используется далее как путь к файлу-ключу. Если конфиг контролируется злоумышленником, это даёт возможность указать произвольный путь (path traversal/переход к чувствительным файлам), потенциально раскрыть/подменить ключи.</text:p>
          </table:table-cell>
          <table:table-cell office:value-type="string" calcext:value-type="string">
            <text:p>CWE-22 (Path Traversal) / Heuristic AI — конфиг вводит контролируемый путь к чувствительному файлу</text:p>
          </table:table-cell>
          <table:table-cell office:value-type="string" calcext:value-type="string">
            <text:p>● Ограничить допустимые директории для keyfile (например, требовать относительный путь внутри определённого каталога) или проверять, что реальный путь находится в allowed_root с помощью os.path.realpath() + сравнения префикса. ● Проверять права доступа на файл и владельца (только root/uid приложения). ● Документировать, что этот параметр не должен быть устанавливаем извне без проверки.</text:p>
          </table:table-cell>
        </table:table-row>
        <table:table-row table:style-name="ro11">
          <table:table-cell/>
          <table:table-cell office:value-type="string" calcext:value-type="string">
            <text:p>udiskie/prompt.py / DeviceCommand.__init__</text:p>
          </table:table-cell>
          <table:table-cell office:value-type="string" calcext:value-type="string">
            <text:p>formatter = string.Formatter() ... for arg in self.argv: for text, kwd, spec, conv in formatter.parse(arg): if kwd not in DeviceFilter.VALID_PARAMETERS and kwd not in self.extra: self.extra[kwd] = None ...</text:p>
          </table:table-cell>
          <table:table-cell office:value-type="string" calcext:value-type="string">
            <text:p>Шаблоны (format fields) позволяют динамически подставлять атрибуты устройства. Если атрибуты устройства включают неожиданные/специальные символы, то они попадут в argv токены. Хотя не используется shell, это может привести к запуску неожиданных программ (например, если формат подменяет имя исполняемого файла) или к ошибкам форматирования.</text:p>
          </table:table-cell>
          <table:table-cell office:value-type="string" calcext:value-type="string">
            <text:p>Heuristic AI / Logic Flaw (некорректная/неполная валидация полей шаблона)</text:p>
          </table:table-cell>
          <table:table-cell office:value-type="string" calcext:value-type="string">
            <text:p>● Явно ограничить, какие поля можно менять в именном токене argv[0] (имя исполняемого файла) — не позволять подставлять туда произвольные device-поля. ● Проверять/очищать значения подставляемых полей (удалять спецсимволы, пробелы), особенно для тех полей, которые используются внутри имени исполняемого файла. ● Логировать и отказываться от запуска при обнаружении «опасных» значений.</text:p>
          </table:table-cell>
        </table:table-row>
        <table:table-row table:style-name="ro6">
          <table:table-cell/>
          <table:table-cell office:value-type="string" calcext:value-type="string">
            <text:p>udiskie/locale.py / udiskie/cli.py (i18n formatting)</text:p>
          </table:table-cell>
          <table:table-cell office:value-type="string" calcext:value-type="string">
            <text:p>def _(text, *args, **kwargs): msg = _t.gettext(text) if args or kwargs: return msg.format(*args, **kwargs) и в разных местах: logging.getLogger(__name__).error(_("... {0}", exc_message(e)))</text:p>
          </table:table-cell>
          <table:table-cell office:value-type="string" calcext:value-type="string">
            <text:p>Перевод (gettext) строки затем форматируется str.format. Если файлы локализации (mo/po) будут скомпрометированы/подменены, в переводах могут появиться специально crafted формат-строки, приводящие к исключениям или неожиданному поведению при форматировании. Это не прямое исполнение кода, но может вызвать информационное раскрытие/ошибки.</text:p>
          </table:table-cell>
          <table:table-cell office:value-type="string" calcext:value-type="string">
            <text:p>Эвристика AI / Potential Format String Issue (CWE-95-like risk)</text:p>
          </table:table-cell>
          <table:table-cell office:value-type="string" calcext:value-type="string">
            <text:p>● Обрабатывать ошибки форматирования: вызывать msg.format(...) в try/except и на безопасный fallback (например, логировать неформатированное сообщение) при ошибке. ● Не доверять внешним po/mo файлам без проверки; при разворачивании пакета — проверять источник. ● Для сообщений с внешними данными — избегать передачи напрямую в формат переводов (использовать безопасную экранизацию или позиционные/именованные поля строго определённого вида).</text:p>
          </table:table-cell>
        </table:table-row>
        <table:table-row table:style-name="ro5">
          <table:table-cell/>
          <table:table-cell office:value-type="string" calcext:value-type="string">
            <text:p>test/*.py (тесты, например test/test_cache.py)</text:p>
          </table:table-cell>
          <table:table-cell office:value-type="string" calcext:value-type="string">
            <text:p>password = '{&lt;}hëllo ωορλδ!{&gt;}' cache = PasswordCache(1) cache[device] = password</text:p>
          </table:table-cell>
          <table:table-cell office:value-type="string" calcext:value-type="string">
            <text:p>В тестах встречаются "жёстко" захардкоженные пароли/ключи — в тестовом коде это нормально, но если такие строки попадут в продакшен-репозиторий и используют реальные креды, это будет утечкой секретов.</text:p>
          </table:table-cell>
          <table:table-cell office:value-type="string" calcext:value-type="string">
            <text:p>CWE-798 (Hard-coded Credentials) — Low Risk (тесты)</text:p>
          </table:table-cell>
          <table:table-cell office:value-type="string" calcext:value-type="string">
            <text:p>● Для тестов — оставить как есть (обычно приемлемо), но в репозитории: убедиться, что реальные секреты никогда не попадают в код или в тесты. ● Добавить pre-commit/CI проверки, запрещающие реальную парольную информацию и ключи в исходниках.</text:p>
          </table:table-cell>
        </table:table-row>
        <table:table-row table:style-name="ro2">
          <table:table-cell/>
          <table:table-cell office:value-type="string" calcext:value-type="string">
            <text:p>udiskie/async_.py: exec_subprocess</text:p>
          </table:table-cell>
          <table:table-cell office:value-type="string" calcext:value-type="string">
            <text:p>process = Gio.Subprocess.new(argv, flags) ... stdin_buf = None ... process.communicate_async(stdin_buf, cancellable, gio_callback, future)</text:p>
          </table:table-cell>
          <table:table-cell office:value-type="string" calcext:value-type="string">
            <text:p>exec_subprocess запускает внешние процессы и наследует STDIN (STDIN_INHERIT). В случае, когда вызываемый процесс читает из stdin, это может привести к блокировке, передаче данных или непреднамеренному взаимодействию. Также при capture=False stdout=None, но поведение может быть неоднозначным.</text:p>
          </table:table-cell>
          <table:table-cell office:value-type="string" calcext:value-type="string">
            <text:p>Heuristic AI / Resource &amp; Security Risk (process I/O handling)</text:p>
          </table:table-cell>
          <table:table-cell office:value-type="string" calcext:value-type="string">
            <text:p>● При запуске внешних команд по шаблону: явно контролировать stdin/stdout/stderr (не наследовать STDIN по умолчанию). ● При capture=False удостовериться, что процесс не ожидает ввода (или подавлять stdin). ● Добавить таймауты и ограничение ресурсов (если возможно) для дочерних процессов, чтобы избежать DoS.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</table:table-row>
        <table:table-row table:style-name="ro12">
          <table:table-cell/>
          <table:table-cell office:value-type="string" calcext:value-type="string">
            <text:p>udiskie/mount.py</text:p>
          </table:table-cell>
          <table:table-cell office:value-type="string" calcext:value-type="string">
            <text:p>if not os.path.isfile(image):&lt;br&gt;fd = os.open(image, os.O_RDWR)</text:p>
          </table:table-cell>
          <table:table-cell office:value-type="string" calcext:value-type="string">
            <text:p>Проверка существования файла перед открытием создает условие гонки (TOCTOU). Между проверкой и открытием файл может быть заменен</text:p>
          </table:table-cell>
          <table:table-cell office:value-type="string" calcext:value-type="string">
            <text:p>CWE-367 (Time-of-check Time-of-use Race Condition)</text:p>
          </table:table-cell>
          <table:table-cell office:value-type="string" calcext:value-type="string">
            <text:p>Использовать try/except непосредственно при открытии файла вместо предварительной проверки. Применить os.open с флагом O_NOFOLLOW для предотвращения символических ссылок</text:p>
          </table:table-cell>
        </table:table-row>
        <table:table-row table:style-name="ro12">
          <table:table-cell/>
          <table:table-cell office:value-type="string" calcext:value-type="string">
            <text:p>udiskie/mount.py&lt;br&gt;udiskie/cli.py</text:p>
          </table:table-cell>
          <table:table-cell office:value-type="string" calcext:value-type="string">
            <text:p>device = await self.udisks.loop_setup(fd, {&lt;br&gt;...&lt;br&gt;})</text:p>
          </table:table-cell>
          <table:table-cell office:value-type="string" calcext:value-type="string">
            <text:p>Отсутствует валидация параметров (offset, size) при настройке loop-устройства, что может привести к манипуляциям с системными ресурсами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проверку диапазонов значений для offset и size. Ограничить максимальный размер устройства. Использовать белый список разрешенных параметров</text:p>
          </table:table-cell>
        </table:table-row>
        <table:table-row table:style-name="ro13">
          <table:table-cell/>
          <table:table-cell office:value-type="string" calcext:value-type="string">
            <text:p>udiskie/locale.py</text:p>
          </table:table-cell>
          <table:table-cell office:value-type="string" calcext:value-type="string">
            <text:p>os.path.join(os.path.dirname(__file__), '../build/locale')</text:p>
          </table:table-cell>
          <table:table-cell office:value-type="string" calcext:value-type="string">
            <text:p>Построение пути к файлам локализации без валидации позволяет осуществить атаку path traversal</text:p>
          </table:table-cell>
          <table:table-cell office:value-type="string" calcext:value-type="string">
            <text:p>CWE-22 (Path Traversal)</text:p>
          </table:table-cell>
          <table:table-cell office:value-type="string" calcext:value-type="string">
            <text:p>Использовать realpath() для нормализации пути и проверить, что итоговый путь находится внутри разрешенной директории. Применить os.path.abspath() и сравнить с базовой директорией</text:p>
          </table:table-cell>
        </table:table-row>
        <table:table-row table:style-name="ro14">
          <table:table-cell/>
          <table:table-cell office:value-type="string" calcext:value-type="string">
            <text:p>udiskie/config.py</text:p>
          </table:table-cell>
          <table:table-cell office:value-type="string" calcext:value-type="string">
            <text:p>with open(path) as f:&lt;br&gt;return cls(load(f))</text:p>
          </table:table-cell>
          <table:table-cell office:value-type="string" calcext:value-type="string">
            <text:p>Открытие файла конфигурации без проверки пути позволяет атакующему читать произвольные файлы системы</text:p>
          </table:table-cell>
          <table:table-cell office:value-type="string" calcext:value-type="string">
            <text:p>CWE-22 (Path Traversal)</text:p>
          </table:table-cell>
          <table:table-cell office:value-type="string" calcext:value-type="string">
            <text:p>Проверять, что путь находится внутри разрешенных директорий конфигурации. Использовать realpath() и убедиться, что итоговый путь находится в допустимых пределах перед открытием</text:p>
          </table:table-cell>
        </table:table-row>
        <table:table-row table:style-name="ro7">
          <table:table-cell/>
          <table:table-cell office:value-type="string" calcext:value-type="string">
            <text:p>udiskie/async_.py</text:p>
          </table:table-cell>
          <table:table-cell office:value-type="string" calcext:value-type="string">
            <text:p>process = Gio.Subprocess.new(argv, flags)</text:p>
          </table:table-cell>
          <table:table-cell office:value-type="string" calcext:value-type="string">
            <text:p>Функция exec_subprocess принимает аргументы командной строки без валидации. Если argv формируется на основе пользовательского ввода, это приводит к выполнению произвольных команд</text:p>
          </table:table-cell>
          <table:table-cell office:value-type="string" calcext:value-type="string">
            <text:p>CWE-78 (OS Command Injection)</text:p>
          </table:table-cell>
          <table:table-cell office:value-type="string" calcext:value-type="string">
            <text:p>Использовать белый список допустимых команд. Валидировать каждый аргумент перед передачей в subprocess. Рассмотреть возможность использования экранирования или параметризации аргументов</text:p>
          </table:table-cell>
        </table:table-row>
        <table:table-row table:style-name="ro14">
          <table:table-cell/>
          <table:table-cell office:value-type="string" calcext:value-type="string">
            <text:p>udiskie/notify.py</text:p>
          </table:table-cell>
          <table:table-cell office:value-type="string" calcext:value-type="string">
            <text:p>retry = getattr(self._mounter, action)</text:p>
          </table:table-cell>
          <table:table-cell office:value-type="string" calcext:value-type="string">
            <text:p>Динамическое получение метода по имени из пользовательского ввода позволяет вызвать внутренние методы класса</text:p>
          </table:table-cell>
          <table:table-cell office:value-type="string" calcext:value-type="string">
            <text:p>Эвристика AI (Logic Flaw)</text:p>
          </table:table-cell>
          <table:table-cell office:value-type="string" calcext:value-type="string">
            <text:p>Использовать белый список разрешенных действий. Проверять наличие action в заранее определенном списке допустимых операций перед вызовом getattr()</text:p>
          </table:table-cell>
        </table:table-row>
        <table:table-row table:style-name="ro15">
          <table:table-cell/>
          <table:table-cell office:value-type="string" calcext:value-type="string">
            <text:p>udiskie/prompt.py</text:p>
          </table:table-cell>
          <table:table-cell office:value-type="string" calcext:value-type="string">
            <text:p>getpass.getpass(text) в асинхронном контексте</text:p>
          </table:table-cell>
          <table:table-cell office:value-type="string" calcext:value-type="string">
            <text:p>Несинхронизированный ввод пароля в асинхронном приложении создает условия для race conditions и потенциальной утечки конфиденциальных данных</text:p>
          </table:table-cell>
          <table:table-cell office:value-type="string" calcext:value-type="string">
            <text:p>Эвристика AI (Race Condition)</text:p>
          </table:table-cell>
          <table:table-cell office:value-type="string" calcext:value-type="string">
            <text:p>Реализовать блокировку во время запроса пароля. Использовать специализированные асинхронные методы для безопасного ввода паролей. Изолировать операции с паролями в отдельные защищенные контексты</text:p>
          </table:table-cell>
        </table:table-row>
        <table:table-row table:style-name="ro12">
          <table:table-cell/>
          <table:table-cell office:value-type="string" calcext:value-type="string">
            <text:p>udiskie/common.py</text:p>
          </table:table-cell>
          <table:table-cell office:value-type="string" calcext:value-type="string">
            <text:p>error = traceback.format_exception(typ, exc, tb)&lt;br&gt;return " ".join(error)</text:p>
          </table:table-cell>
          <table:table-cell office:value-type="string" calcext:value-type="string">
            <text:p>Форматирование полного стека вызовов исключений без фильтрации может привести к утечке конфиденциальной информации через логи</text:p>
          </table:table-cell>
          <table:table-cell office:value-type="string" calcext:value-type="string">
            <text:p>Эвристика AI (Information Disclosure)</text:p>
          </table:table-cell>
          <table:table-cell office:value-type="string" calcext:value-type="string">
            <text:p>Реализовать фильтрацию сообщений об ошибках. Удалять конфиденциальные данные (пароли, пути к файлам) из логов. Использовать белый список разрешенных типов ошибок для полного вывода</text:p>
          </table:table-cell>
        </table:table-row>
        <table:table-row table:style-name="ro16">
          <table:table-cell/>
          <table:table-cell office:value-type="string" calcext:value-type="string">
            <text:p>udiskie/cli.py</text:p>
          </table:table-cell>
          <table:table-cell office:value-type="string" calcext:value-type="string">
            <text:p>timeout = int(options['password_cache']) * 60</text:p>
          </table:table-cell>
          <table:table-cell office:value-type="string" calcext:value-type="string">
            <text:p>Непроверенное преобразование строки в целое число может привести к исключениям и нестабильности приложения</text:p>
          </table:table-cell>
          <table:table-cell office:value-type="string" calcext:value-type="string">
            <text:p>CWE-704 (Incorrect Type Conversion)</text:p>
          </table:table-cell>
          <table:table-cell office:value-type="string" calcext:value-type="string">
            <text:p>Добавить валидацию и обработку исключений при преобразовании типа. Использовать try/except для отлова ValueError. Установить ограничения на допустимые значения таймаута</text:p>
          </table:table-cell>
        </table:table-row>
        <table:table-row table:style-name="ro16">
          <table:table-cell/>
          <table:table-cell office:value-type="string" calcext:value-type="string">
            <text:p>udiskie/udisks2.py</text:p>
          </table:table-cell>
          <table:table-cell office:value-type="string" calcext:value-type="string">
            <text:p>for path, interfaces in self._objects.items():&lt;br&gt;job = interfaces[job_interface]</text:p>
          </table:table-cell>
          <table:table-cell office:value-type="string" calcext:value-type="string">
            <text:p>Нет проверки существования job_interface перед обращением, что может вызвать исключение и нарушить работу приложения</text:p>
          </table:table-cell>
          <table:table-cell office:value-type="string" calcext:value-type="string">
            <text:p>Эвристика AI (Error Handling)</text:p>
          </table:table-cell>
          <table:table-cell office:value-type="string" calcext:value-type="string">
            <text:p>Проверять наличие ключа перед обращением. Использовать метод .get() со значением по умолчанию. Добавить обработку исключений для всех критических операций с данным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42:29.796110800</meta:creation-date>
    <dc:date>2025-12-01T00:48:54.737327800</dc:date>
    <meta:editing-duration>PT6M23S</meta:editing-duration>
    <meta:editing-cycles>3</meta:editing-cycles>
    <meta:generator>LibreOffice/25.2.6.2$Windows_X86_64 LibreOffice_project/729c5bfe710f5eb71ed3bbde9e06a6065e9c6c5d</meta:generator>
    <meta:document-statistic meta:table-count="3" meta:cell-count="151" meta:object-count="0"/>
  </office:meta>
</office:document-meta>
</file>